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solid" svg:stroke-width="0.1cm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1cm" svg:stroke-color="#0000ff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draw:stroke="dash" draw:stroke-dash="Fine_20_Dashed" draw:fill="none" draw:textarea-vertical-align="middle"/>
    </style:style>
    <style:style style:name="gr6" style:family="graphic" style:parent-style-name="objectwithoutfill">
      <style:graphic-properties draw:stroke="dash" draw:stroke-dash="_32__20_Dots_20_1_20_Dash"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draw:stroke="dash" draw:stroke-dash="_32__20_Dots_20_1_20_Dash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text-properties fo:color="#ff0000" fo:font-size="20pt" style:font-size-asian="20pt" style:font-size-complex="20pt"/>
    </style:style>
    <style:style style:name="P5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style:text-position="sub 8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line draw:style-name="gr1" draw:text-style-name="P1" draw:layer="layout" svg:x1="2cm" svg:y1="19.401cm" svg:x2="2cm" svg:y2="1.001cm">
          <text:p/>
        </draw:line>
        <draw:line draw:style-name="gr2" draw:text-style-name="P1" draw:layer="layout" svg:x1="2cm" svg:y1="19.401cm" svg:x2="26.4cm" svg:y2="19.401cm">
          <text:p/>
        </draw:line>
        <draw:frame draw:style-name="gr3" draw:text-style-name="P2" draw:layer="layout" svg:width="1.065cm" svg:height="1.195cm" svg:x="25.8cm" svg:y="19.601cm">
          <draw:text-box>
            <text:p text:style-name="P2">V</text:p>
          </draw:text-box>
        </draw:frame>
        <draw:frame draw:style-name="gr3" draw:text-style-name="P2" draw:layer="layout" svg:width="1.065cm" svg:height="1.195cm" svg:x="0.735cm" svg:y="1.006cm">
          <draw:text-box>
            <text:p text:style-name="P2">P</text:p>
          </draw:text-box>
        </draw:frame>
        <draw:frame draw:style-name="gr3" draw:text-style-name="P2" draw:layer="layout" svg:width="1.442cm" svg:height="1.328cm" svg:x="0.5cm" svg:y="5.873cm">
          <draw:text-box>
            <text:p text:style-name="P2">P<text:span text:style-name="T1">c</text:span></text:p>
          </draw:text-box>
        </draw:frame>
        <draw:line draw:style-name="gr4" draw:text-style-name="P1" draw:layer="layout" svg:x1="3cm" svg:y1="17.8cm" svg:x2="3.8cm" svg:y2="17.2cm">
          <text:p/>
        </draw:line>
        <draw:line draw:style-name="gr4" draw:text-style-name="P1" draw:layer="layout" svg:x1="3.8cm" svg:y1="2cm" svg:x2="3.8cm" svg:y2="17.2cm">
          <text:p/>
        </draw:line>
        <draw:line draw:style-name="gr4" draw:text-style-name="P1" draw:layer="layout" svg:x1="4.75cm" svg:y1="1.95cm" svg:x2="4.75cm" svg:y2="17.15cm">
          <text:p/>
        </draw:line>
        <draw:line draw:style-name="gr4" draw:text-style-name="P1" draw:layer="layout" svg:x1="3.8cm" svg:y1="17.2cm" svg:x2="24.2cm" svg:y2="17.2cm">
          <text:p/>
        </draw:line>
        <draw:path draw:style-name="gr4" draw:text-style-name="P1" draw:layer="layout" svg:width="16.072cm" svg:height="19.642cm" draw:transform="skewX (0.508938009881547) rotate (1.3864895577843) translate (4.79999998902092cm 17.1635077664857cm)" svg:viewBox="0 0 16073 19643" svg:d="m0 0c23976-1 14027 19440 14027 19440l151 203">
          <text:p/>
        </draw:path>
        <draw:line draw:style-name="gr5" draw:text-style-name="P1" draw:layer="layout" svg:x1="11.4cm" svg:y1="6.8cm" svg:x2="24cm" svg:y2="6.8cm">
          <text:p/>
        </draw:line>
        <draw:path draw:style-name="gr6" draw:text-style-name="P1" draw:layer="layout" svg:width="5.08cm" svg:height="4.925cm" draw:transform="rotate (-1.51529485658148) translate (11.5181379940273cm 1.72675548431366cm)" svg:viewBox="0 0 5081 4926" svg:d="m0 4926c3606 0 5081-4926 5081-4926">
          <text:p/>
        </draw:path>
        <draw:frame draw:style-name="gr3" draw:text-style-name="P2" draw:layer="layout" svg:width="1.395cm" svg:height="1.328cm" svg:x="24.805cm" svg:y="12.272cm">
          <draw:text-box>
            <text:p text:style-name="P2">T<text:span text:style-name="T1">c</text:span></text:p>
          </draw:text-box>
        </draw:frame>
        <draw:custom-shape draw:style-name="gr7" draw:text-style-name="P1" draw:layer="layout" svg:width="0.4cm" svg:height="0.4cm" svg:x="11.7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112cm" svg:height="1.195cm" svg:x="11.4cm" svg:y="5.4cm">
          <draw:text-box>
            <text:p text:style-name="P2">C</text:p>
          </draw:text-box>
        </draw:frame>
        <draw:frame draw:style-name="gr3" draw:text-style-name="P3" draw:layer="layout" svg:width="4.655cm" svg:height="1.038cm" svg:x="10.385cm" svg:y="17.4cm">
          <draw:text-box>
            <text:p text:style-name="P3">Solid+vapour</text:p>
          </draw:text-box>
        </draw:frame>
        <draw:frame draw:style-name="gr8" draw:text-style-name="P4" draw:layer="layout" svg:width="4.972cm" svg:height="1.038cm" svg:x="10.386cm" svg:y="12.4cm">
          <draw:text-box>
            <text:p text:style-name="P4">Liquid+vapour</text:p>
          </draw:text-box>
        </draw:frame>
        <draw:frame draw:style-name="gr3" draw:text-style-name="P3" draw:layer="layout" svg:width="2.733cm" svg:height="1.038cm" svg:x="21.467cm" svg:y="12.5cm">
          <draw:text-box>
            <text:p text:style-name="P3">Vapour</text:p>
          </draw:text-box>
        </draw:frame>
        <draw:frame draw:style-name="gr3" draw:text-style-name="P4" draw:layer="layout" svg:width="4.655cm" svg:height="1.038cm" svg:x="10.385cm" svg:y="17.4cm">
          <draw:text-box>
            <text:p text:style-name="P4">Solid+vapour</text:p>
          </draw:text-box>
        </draw:frame>
        <draw:frame draw:style-name="gr3" draw:text-style-name="P3" draw:layer="layout" svg:width="1.802cm" svg:height="1.038cm" svg:x="20.668cm" svg:y="7.3cm">
          <draw:text-box>
            <text:p text:style-name="P3">Gas</text:p>
          </draw:text-box>
        </draw:frame>
        <draw:frame draw:style-name="gr3" draw:text-style-name="P5" draw:layer="layout" svg:width="4.591cm" svg:height="1.825cm" svg:x="15.468cm" svg:y="4.7cm">
          <draw:text-box>
            <text:p text:style-name="P5">Supercritical </text:p>
            <text:p text:style-name="P5">fluid</text:p>
          </draw:text-box>
        </draw:frame>
        <draw:frame draw:style-name="gr3" draw:text-style-name="P2" draw:layer="layout" svg:width="1.442cm" svg:height="1.328cm" svg:x="23.758cm" svg:y="5.472cm">
          <draw:text-box>
            <text:p text:style-name="P2">P<text:span text:style-name="T1">c</text:span></text:p>
          </draw:text-box>
        </draw:frame>
        <draw:frame draw:style-name="gr3" draw:text-style-name="P3" draw:layer="layout" svg:width="2.39cm" svg:height="1.038cm" svg:x="5.598cm" svg:y="6.562cm">
          <draw:text-box>
            <text:p text:style-name="P3">Liquid</text:p>
          </draw:text-box>
        </draw:frame>
        <draw:frame draw:style-name="gr3" draw:text-style-name="P3" draw:layer="layout" svg:width="2.073cm" svg:height="1.038cm" draw:transform="rotate (1.5707963267949) translate (2.522cm 10.02cm)">
          <draw:text-box>
            <text:p text:style-name="P3">Solid</text:p>
          </draw:text-box>
        </draw:frame>
        <draw:frame draw:style-name="gr8" draw:text-style-name="P4" draw:layer="layout" svg:width="4.138cm" svg:height="1.038cm" draw:transform="rotate (1.5707963267949) translate (3.74cm 12.794cm)">
          <draw:text-box>
            <text:p text:style-name="P4">Solid+liquid</text:p>
          </draw:text-box>
        </draw:frame>
        <draw:path draw:style-name="gr9" draw:text-style-name="P1" draw:layer="layout" svg:width="13.441cm" svg:height="5.183cm" draw:transform="rotate (-0.0767944870877505) translate (11.8000000003468cm 6.7999999954929cm)" svg:viewBox="0 0 13442 5184" svg:d="m0 0c7823 0 13442 5184 13442 5184">
          <text:p/>
        </draw:path>
        <draw:frame draw:style-name="gr3" draw:text-style-name="P2" draw:layer="layout" svg:width="1.395cm" svg:height="1.328cm" svg:x="6.805cm" svg:y="1.872cm">
          <draw:text-box>
            <text:p text:style-name="P2">T<text:span text:style-name="T1">c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321 3493" svg:d="m1321 3493h-1321l702-3493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4-09-26T15:59:28</meta:creation-date>
    <dc:date>2014-09-26T16:20:58</dc:date>
    <dc:creator>Jeff Gomes</dc:creator>
    <meta:editing-duration>PT5M50S</meta:editing-duration>
    <meta:editing-cycles>1</meta:editing-cycles>
    <meta:document-statistic meta:object-count="50"/>
    <meta:generator>LibreOffice/3.5$Linux_X86_64 LibreOffice_project/350m1$Build-2</meta:generator>
  </office:meta>
</office:document-meta>
</file>